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ContentNegotiationStrategy.FixedContentNegotiationStrategy( List &lt; MediaType &gt; conten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ContentNegotiationStrategy.FixedContentNegotiationStrategy(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ContentNegotiationStrategy.resolveMediaTypes(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ContentNegotiationStrategy.get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